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63F52943F5CBE61E120.jpg" manifest:media-type="image/jpeg"/>
  <manifest:file-entry manifest:full-path="Pictures/10000000000002EE000003E80DE7DE760E25B1E0.jpg" manifest:media-type="image/jpeg"/>
  <manifest:file-entry manifest:full-path="Pictures/100000000000051600000640CF69665366099D2C.jpg" manifest:media-type="image/jpeg"/>
  <manifest:file-entry manifest:full-path="Pictures/100000000000026400000330CFCD2A8B8CB5597C.jpg" manifest:media-type="image/jpeg"/>
  <manifest:file-entry manifest:full-path="Pictures/1000000000000424000004E479AA9BB309C89301.jpg" manifest:media-type="image/jpeg"/>
  <manifest:file-entry manifest:full-path="Pictures/10000000000000B900000111AC6465729A3784F2.jpg" manifest:media-type="image/jpeg"/>
  <manifest:file-entry manifest:full-path="Pictures/10000201000001F40000019389FD7A088698AA43.png" manifest:media-type="image/png"/>
  <manifest:file-entry manifest:full-path="Pictures/10000201000003AF000002124A2BA39ED0C789C2.png" manifest:media-type="image/png"/>
  <manifest:file-entry manifest:full-path="Pictures/1000416600008D2E00004F6045D45030E4D3EC4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Liberation Mono" svg:font-family="'Liberation Mono', 'DejaVu Sans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1.447cm"/>
      <style:paragraph-properties style:writing-mode="lr-tb"/>
    </style:style>
    <style:style style:name="gr4" style:family="graphic" style:parent-style-name="standard">
      <style:graphic-properties draw:stroke="none" draw:fill="none" fo:min-height="0.101cm"/>
      <style:paragraph-properties style:writing-mode="lr-tb"/>
    </style:style>
    <style:style style:name="gr5" style:family="graphic" style:parent-style-name="standard">
      <style:graphic-properties draw:stroke="none" draw:fill="none" fo:min-height="0.739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Sunset-title">
      <style:graphic-properties draw:auto-grow-height="true" fo:min-height="2.601cm"/>
      <style:paragraph-properties style:writing-mode="lr-tb"/>
    </style:style>
    <style:style style:name="pr2" style:family="presentation" style:parent-style-name="Sunset-subtitle">
      <style:graphic-properties draw:fill-color="#ff0000" draw:auto-grow-height="true" fo:min-height="10cm"/>
      <style:paragraph-properties style:writing-mode="lr-tb"/>
    </style:style>
    <style:style style:name="pr3" style:family="presentation" style:parent-style-name="Sunset-notes">
      <style:graphic-properties draw:fill-color="#ffffff" draw:auto-grow-height="true" fo:min-height="14cm"/>
      <style:paragraph-properties style:writing-mode="lr-tb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0000"/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8.8cm" svg:height="2.601cm" svg:x="9.6cm" svg:y="0.95cm" presentation:class="title" presentation:placeholder="true" presentation:user-transformed="true">
          <draw:text-box/>
        </draw:frame>
        <draw:frame presentation:style-name="pr2" draw:text-style-name="P3" draw:layer="layout" svg:width="22.5cm" svg:height="10cm" svg:x="2.7cm" svg:y="4.2cm" presentation:class="subtitle" presentation:user-transformed="true">
          <draw:text-box>
            <text:p text:style-name="P2"/>
            <text:p text:style-name="P2"/>
            <text:p/>
            <text:p/>
          </draw:text-box>
        </draw:frame>
        <draw:frame draw:style-name="gr1" draw:text-style-name="P4" draw:layer="layout" svg:width="3.555cm" svg:height="3.798cm" svg:x="2.2cm" svg:y="1cm">
          <draw:image xlink:href="Pictures/10000201000001F40000019389FD7A088698AA43.png" xlink:type="simple" xlink:show="embed" xlink:actuate="onLoad" loext:mime-type="image/png">
            <text:p/>
          </draw:image>
        </draw:frame>
        <draw:frame draw:style-name="gr1" draw:text-style-name="P4" draw:layer="layout" svg:width="3.694cm" svg:height="3.822cm" svg:x="22.106cm" svg:y="1cm">
          <draw:image xlink:href="Pictures/10000000000000B900000111AC6465729A3784F2.jpg" xlink:type="simple" xlink:show="embed" xlink:actuate="onLoad" loext:mime-type="image/jpeg">
            <text:p/>
          </draw:image>
        </draw:frame>
        <draw:frame draw:style-name="gr2" draw:text-style-name="P5" draw:layer="layout" svg:width="0.502cm" svg:height="0.962cm" svg:x="16cm" svg:y="8.4cm">
          <draw:text-box>
            <text:p/>
          </draw:text-box>
        </draw:frame>
        <draw:frame draw:style-name="gr3" draw:text-style-name="P6" draw:layer="layout" svg:width="11.795cm" svg:height="1.697cm" svg:x="9.405cm" svg:y="5.2cm">
          <draw:text-box>
            <text:p>Heartiest Welcome To Bhamori On 27<text:span text:style-name="T1">th</text:span></text:p>
          </draw:text-box>
        </draw:frame>
        <draw:frame draw:style-name="gr1" draw:text-style-name="P4" draw:layer="layout" svg:width="2.627cm" svg:height="3.227cm" draw:transform="skewX (-0.0308923277602996) rotate (-0.0308923277602988) translate (2.974cm 10cm)">
          <draw:image xlink:href="Pictures/100000000000051600000640CF69665366099D2C.jpg" xlink:type="simple" xlink:show="embed" xlink:actuate="onLoad" loext:mime-type="image/jpeg">
            <text:p/>
          </draw:image>
        </draw:frame>
        <draw:frame draw:style-name="gr1" draw:text-style-name="P4" draw:layer="layout" svg:width="2.8cm" svg:height="3.2cm" svg:x="7.2cm" svg:y="10cm">
          <draw:image xlink:href="Pictures/10000000000002EE000003E80DE7DE760E25B1E0.jpg" xlink:type="simple" xlink:show="embed" xlink:actuate="onLoad" loext:mime-type="image/jpeg">
            <text:p/>
          </draw:image>
        </draw:frame>
        <draw:frame draw:style-name="gr1" draw:text-style-name="P4" draw:layer="layout" svg:width="3cm" svg:height="3.2cm" svg:x="12cm" svg:y="10cm">
          <draw:image xlink:href="Pictures/10000000000004B00000063F52943F5CBE61E120.jpg" xlink:type="simple" xlink:show="embed" xlink:actuate="onLoad" loext:mime-type="image/jpeg">
            <text:p/>
          </draw:image>
        </draw:frame>
        <draw:frame draw:style-name="gr1" draw:text-style-name="P4" draw:layer="layout" svg:width="3.004cm" svg:height="3.2cm" svg:x="16.8cm" svg:y="10cm">
          <draw:image xlink:href="Pictures/1000000000000424000004E479AA9BB309C89301.jpg" xlink:type="simple" xlink:show="embed" xlink:actuate="onLoad" loext:mime-type="image/jpeg">
            <text:p/>
          </draw:image>
        </draw:frame>
        <draw:frame draw:style-name="gr1" draw:text-style-name="P4" draw:layer="layout" svg:width="3.191cm" svg:height="3.2cm" draw:transform="skewX (-0.00279252680319093) translate (21.8cm 10cm)">
          <draw:image xlink:href="Pictures/100000000000026400000330CFCD2A8B8CB5597C.jpg" xlink:type="simple" xlink:show="embed" xlink:actuate="onLoad" loext:mime-type="image/jpeg">
            <text:p/>
          </draw:image>
        </draw:frame>
        <draw:frame draw:style-name="gr4" draw:text-style-name="P6" draw:layer="layout" svg:width="1.776cm" svg:height="0.988cm" svg:x="12.6cm" svg:y="13.4cm">
          <draw:text-box>
            <text:p>प्रवीण</text:p>
          </draw:text-box>
        </draw:frame>
        <draw:frame draw:style-name="gr5" draw:text-style-name="P6" draw:layer="layout" svg:width="1.73cm" svg:height="0.989cm" svg:x="3.27cm" svg:y="13.411cm">
          <draw:text-box>
            <text:p>राजेंद्र</text:p>
          </draw:text-box>
        </draw:frame>
        <draw:frame draw:style-name="gr5" draw:text-style-name="P6" draw:layer="layout" svg:width="1.607cm" svg:height="0.989cm" svg:x="7.793cm" svg:y="13.411cm">
          <draw:text-box>
            <text:p>महेश</text:p>
          </draw:text-box>
        </draw:frame>
        <draw:frame draw:style-name="gr5" draw:text-style-name="P6" draw:layer="layout" svg:width="1.899cm" svg:height="0.989cm" svg:x="17.501cm" svg:y="13.411cm">
          <draw:text-box>
            <text:p>नीलेश</text:p>
          </draw:text-box>
        </draw:frame>
        <draw:frame draw:style-name="gr5" draw:text-style-name="P6" draw:layer="layout" svg:width="1.806cm" svg:height="0.989cm" svg:x="22.6cm" svg:y="13.411cm">
          <draw:text-box>
            <text:p>रोहित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Liberation Mono" svg:font-family="'Liberation Mono', 'DejaVu Sans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4A2BA39ED0C789C2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2:44.484773212</meta:creation-date>
    <meta:editing-duration>PT5M1S</meta:editing-duration>
    <meta:editing-cycles>2</meta:editing-cycles>
    <meta:generator>LibreOffice/6.4.7.2$Linux_X86_64 LibreOffice_project/40$Build-2</meta:generator>
    <dc:title>Sunset</dc:title>
    <dc:date>2022-01-25T10:49:03.039990674</dc:date>
    <meta:document-statistic meta:object-count="40"/>
  </office:meta>
</office:document-meta>
</file>